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0in" fo:margin-right="0in" fo:text-indent="0.4898in"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23258445" text:style-name="L1">
        <text:list-item>
          <text:p text:style-name="P1">The text given in the problem is nonsensical, but retains proper grammatical syntax, which indicates the text was generated from some set of word placement statistics. The algorithm could be doing this:</text:p>
          <text:p text:style-name="P1">1. Parse through some input text, and generate a table indicating all the frequency of words following a particular word; this contains all of the needed statistics. </text:p>
          <text:p text:style-name="P1">2. Next generate a random integer N between 2 and length of the input text; this is the output length.</text:p>
          <text:p text:style-name="P1">3. Pick a random word from the list of all words that appears in the input; this is the first word of the output; the selection should be weighted according to the frequency of a word.</text:p>
          <text:p text:style-name="P1">4. To select the next word, go to the table generated in step 1, find the entry corresponding to the word that was last selected; we will call this word the current word. <text:s/>Pick a random word that follows the current word; this selection should be weighted according to the frequency at which a word follows the current word. Concatenate the word to the output.</text:p>
          <text:p text:style-name="P1">5. Repeat steps 4 until N words are picked. <text:s/>Restart from step 2 if N words cannot be selected.</text:p>
          <text:p text:style-name="P1">Output generated this way should have similar adjacency statistics, the likelihood that a particular word appears after another particular word. <text:s/>The average adjacency statistics calculated from a sufficiently large number of outputs should be the same as the input. </text:p>
          <text:p text:style-name="P1"/>
        </text:list-item>
        <text:list-item>
          <text:p text:style-name="P1">-Restriction endonuclease recognition sites are targeted by restriction endonucleases, which make a characteristic cut. <text:s/>Restriction enzymes often act as a homodimer with each monomer making one cut. <text:s/>The recognition domain of a restriction enzyme most likely scans for its recognition site in the major groove of the DNA. Foreign DNA to bacteria is often digested by restriction endonucleases, preventing transcription. <text:s/>Assuming that the average recognition site is about 6bp, then I would expect to find 10^6*(4^-6)=244 occurrences in 1,000,000 base pairs.</text:p>
          <text:p text:style-name="P1">-The Shine Dalgarno sequence is a highly conserved RNA sequence in prokaryotic promoters; this sequence is a sort of signal to the ribosome, which recruits the ribosome. The Shine Dalgarno box is recognized at the sequence level by reading the major groove of DNA. <text:s/>Ribosome probably has a protein domain that recognizes the Shine Dalgarno sequence. <text:s/>The average length of the Shine Dalgarno sequence is about 6 bp in length so I would expect to find 10^7*(4^-6)=244 occurrences of the Shine Dalgarno sequence in 1,000,000 base pairs.</text:p>
          <text:p text:style-name="P1">-The TATA box is a 6bp element consisting of adenine and thymine that is conserved in eukaryotic promoters. <text:s/>The TATA box plays a role in recruiting a RNA polymerase. <text:s/>The TATA box is likely read in the major groove of DNA. <text:s/>I would expect to see TATA box about over 244 times. <text:s/>The TATA box should appear more than a specific 6bp sequence in 1,000,000 bp because it is a nonspecific sequence of A's and T's starting with a T. <text:s/></text:p>
          <text:p text:style-name="P1">Rho independent terminators is a sequence of about 20bp that halts translation on a mRNA transcript. <text:s/>The terminator physically stops a ribosome with a \ structure, a hairpin. <text:s/>The hairpin is formed by complementary base pairs in the 20bp RNA sequence. <text:s/>I would expect see about 10 hairpin structures that could correspond to a terminator in 1 million basepairs.</text:p>
          <text:p text:style-name="P1"><text:s/>-Transcriptional factors influence the transcription of genes by binding to specific DNA sequences and then interacting with the template or transcript. <text:s/>Transcription recognition sites can often be far away from the actual gene itself. <text:s/>The average transcriptional factor is about 7bp in length, and so I would expect to see about 61 instances of a particular transcriptional factor in 1 million basepairs.</text:p>
          <text:p text:style-name="P1">-Codons are 3 basepair sequences that interact with tRNAs. <text:s/>The tRNA has a anticodon which recognizes the sequence of the codon during translation. <text:s/>Each codon contains 3 basepairs and so I would expect about 15,625 of a particular codon.</text:p>
          <text:p text:style-name="P1"/>
          <text:p text:style-name="P1"/>
        </text:list-item>
        <text:list-item>
          <text:p text:style-name="P1"><text:soft-page-break/>1. Functional programming in Perl had its origins in implementation of functional programming in Scheme and Lisp. Functional programming is a philosophy of programming that emphasizes the use of functions to evaluate data. Functional programming is advantageous in that it allows the modular reuse of code.</text:p>
          <text:p text:style-name="P1">sub findNumber of Lines {</text:p>
        </text:list-item>
      </text:list>
      <text:p text:style-name="Standard"><text:tab/>$fileName = $_[0];</text:p>
      <text:p text:style-name="Standard"><text:tab/>open(INPUT, $fileName);</text:p>
      <text:p text:style-name="Standard"><text:tab/>@lines = &lt;INPUT&gt;;</text:p>
      <text:p text:style-name="Standard"><text:tab/>$numLines = @lines;</text:p>
      <text:p text:style-name="Standard"><text:tab/>return $numLines;</text:p>
      <text:p text:style-name="Standard"><text:tab/>}</text:p>
      <text:list xml:id="list1600782058" text:continue-numbering="true" text:style-name="L1">
        <text:list-header>
          <text:p text:style-name="P1">2. Imperative programming is a paradigm that emphasizes the use of commands that change program state. <text:s/>Commands in Perl are executed line by line, and can explicitly change the state of a program program.</text:p>
          <text:p text:style-name="P1"><text:tab/>$fileName = $ARGV[0]</text:p>
          <text:p text:style-name="P1"><text:tab/>open(INPUT, $fileName);</text:p>
          <text:p text:style-name="P1"><text:tab/>@lines = &lt;INPUT&gt;;</text:p>
          <text:p text:style-name="P1"><text:tab/>$numLines = @lines;</text:p>
          <text:p text:style-name="P1"><text:tab/>print “there are $numLines in the file $fileName”;</text:p>
          <text:p text:style-name="P1">3. Unix style programming leverages the concept of piping, using the output of one file as the input of another file. <text:s/>Perl is a successor of Unix, which leveraged the concept of piping.</text:p>
          <text:p text:style-name="P1">$lines = `wc -l test`; </text:p>
          <text:p text:style-name="P1">$lines =~ /(\d)+/;</text:p>
          <text:p text:style-name="P1">print "$&amp; lines were found in the file test\n"; </text:p>
          <text:p text:style-name="P1"/>
        </text:list-header>
        <text:list-item>
          <text:p text:style-name="P1">An interesting viral feature is the use of programmed frame shifts. If this feature is used in an exceptionally large virus, a number of interesting applications would become possible. <text:s/>BBC recently reported on a Megavirus, which is 20 times the size of an average virus and contains about 1.26 megabases of DNA. <text:s/>A virus with the size of the Megavirus that utilizes frame shifts to compress its genetic data would be able to be able to induce behavior in host cells with unprecedented complexity. <text:s/>Instead of merely hijacking DNA machinery, this large virus would fully be able to code for its own machinery as well as use the host's. <text:s/>If such a virus were properly engineered, it could be used to introduce an unprecedented amount of DNA in gene therapy with high efficiency.</text:p>
          <text:p text:style-name="P1"/>
        </text:list-item>
        <text:list-item>
          <text:p text:style-name="P1">1. (a) The mumps genome encodes the following: nucleocapsid protein, phoshoprotein, V protein, membrane protein, fusion protein, small hydrophobic protein, hemagglutinin-neuraminidase, large protein.</text:p>
          <text:p text:style-name="P1">(b) The large protein, which as the locus tag MuVgp7, is most likely to evolve because it has the greatest length amongst the other proteins by an order of magnitude. <text:s/>The length of a gene directly correlates to the likelihood that <text:s/>a mutation can occur in a gene assuming that mutations occur randomly at a constant rate. <text:s/>So, the largest protein will accumulate the most mutations the most quickly.</text:p>
          <text:p text:style-name="P1">(c) <text:s/>The mutation rate could be measured by transfecting a cell with viral DNA, and then growing the cells in a variety conditions. <text:s/>The variety of conditions should show the effect of selection pressures. Each group of transfected cells should be periodically sequenced to reveal sequence changes in the virus; these changes can be correlated with the life cycles of the virus.</text:p>
          <text:p text:style-name="P1">(d) A mobile sequence of DNA moved by recombination has a greater chance of being inserted into a large gene as opposed to a small gene (assuming that the insertion event is non-sequence <text:soft-page-break/>specific). Recombination events can leave scars, and thereby increase the rate of mutation.</text:p>
          <text:p text:style-name="P1">2. (a) RCSB Protein Databank; 2FYZ is an example accession number</text:p>
          <text:p text:style-name="P1">(b) NCBI Genome database would likely contain the mumps genome, which has the accession number AB040874.</text:p>
          <text:p text:style-name="P1">(c) The NCBI Protein database lists the mumps nucleocapsid protein with an accession number of NP_054707.</text:p>
          <text:p text:style-name="P1">3. (a) An attenuated mumps virus is a good idea because if the virus is sufficiently weakened, a vaccine could be produced. Sequence analysis <text:s/>coupled with phenotype observations could be applied to the sequences of many <text:s/>mumps virus mutants to produce a model that could score the virulence of a mumps virus variant.</text:p>
          <text:p text:style-name="P1">(b) A variant of mumps engineered for gene therapy would not be practical because many people are vaccinated against the mumps virus. The immune system of any vaccinated person would render engineered mumps virus useless.</text:p>
          <text:p text:style-name="P1"/>
        </text:list-item>
        <text:list-item>
          <text:p text:style-name="P1">1. Protein kinase C phosphorylates the hydroxyl groups of other proteins. The phosphorylated protein can kinase, which can phosphorylate other kinases. <text:s/>Protein kinase C is sensitive to environmental to the concentration of calcium ions and can start a signal transduction pathway.</text:p>
          <text:p text:style-name="P1">2. (a) The accession number of protein kinase C is NP_001128420 XP_391874, which comes from the NCBI database. Simply find the terminal domain of protein kinase C using the accession number and then check to see if the amino acid sequence appears in any given protein sequence.</text:p>
          <text:p text:style-name="P1">(b) PMC1220596 is the PMCID of an article in Pubmed on the identification of PKC phosphorylation sites in angiotensin II. <text:s/>Methods described in the paper can be used to identify PKC phosphorylation sites. </text:p>
          <text:p text:style-name="P1">3. #PKC phosphorylates seronine and threonine; this subroutine scans an amino acid sequence given in one letter code for S and T, which corresponds to seronine and threonine.</text:p>
          <text:p text:style-name="P1">sub findPKCsites {</text:p>
          <text:list>
            <text:list-header>
              <text:p text:style-name="P1">$string = $ARGV[0]; </text:p>
            </text:list-header>
          </text:list>
        </text:list-item>
      </text:list>
      <text:p text:style-name="P2">$offset = 0; </text:p>
      <text:p text:style-name="P2">$string=uc($string);</text:p>
      <text:p text:style-name="P2">$result = index($string, "S", $offset); </text:p>
      <text:p text:style-name="P2"><text:tab/>while ($result != -1) { </text:p>
      <text:p text:style-name="P2"><text:tab/>push(@list,$result);</text:p>
      <text:p text:style-name="P2"><text:tab/>$offset = $result + 1; </text:p>
      <text:p text:style-name="P2"><text:s text:c="4"/><text:tab/>$result = index($string, "S", $offset); </text:p>
      <text:p text:style-name="P2"><text:tab/>}<text:tab/> </text:p>
      <text:p text:style-name="P2">$offset = 0;</text:p>
      <text:p text:style-name="P2">$result = index($string, "T", $offset); </text:p>
      <text:p text:style-name="P2"><text:s text:c="2"/><text:tab/>while ($result != -1) {</text:p>
      <text:p text:style-name="P2"><text:tab/>push(@list,$result);</text:p>
      <text:p text:style-name="P2"><text:tab/>$offset = $result + 1; </text:p>
      <text:p text:style-name="P2"><text:s text:c="5"/><text:tab/>$result = index($string, "T", $offset); </text:p>
      <text:p text:style-name="P2"><text:s/><text:tab/>} </text:p>
      <text:p text:style-name="P2">@sortedList = sort @list;</text:p>
      <text:p text:style-name="P2">foreach(@sortedList) {</text:p>
      <text:p text:style-name="P2">print $_."\n";</text:p>
      <text:p text:style-name="P2">} </text:p>
      <text:list xml:id="list440736637" text:continue-numbering="true" text:style-name="L1">
        <text:list-header>
          <text:p text:style-name="P1">}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han </meta:initial-creator>
    <meta:creation-date>2011-10-12T17:45:14</meta:creation-date>
    <meta:generator>LibreOffice/3.3$Unix LibreOffice_project/330m19$Build-401</meta:generator>
    <dc:date>2011-10-13T07:21:19</dc:date>
    <dc:creator>jenhan </dc:creator>
    <meta:editing-duration>PT12H43S</meta:editing-duration>
    <meta:editing-cycles>47</meta:editing-cycles>
    <meta:document-statistic meta:table-count="0" meta:image-count="0" meta:object-count="0" meta:page-count="3" meta:paragraph-count="67" meta:word-count="1500" meta:character-count="9231"/>
  </office:meta>
</office:document-meta>
</file>